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FMono-Regular" svg:font-family="SFMono-Regular, Consolas, 'Liberation Mono', Menlo, monospac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rebuchet M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variant="normal" fo:text-transform="none" fo:color="#222222" loext:opacity="100%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text-underline-style="none" style:text-blinking="false" fo:background-color="transparent"/>
    </style:style>
    <style:style style:name="P6" style:family="paragraph" style:parent-style-name="Standard">
      <style:text-properties fo:font-variant="normal" fo:text-transform="none" fo:color="#222222" loext:opacity="100%" style:text-line-through-style="none" style:text-line-through-type="none" style:font-name="Trebuchet MS" style:text-underline-style="none" style:text-blinking="false" fo:background-color="transparent"/>
    </style:style>
    <style:style style:name="P7" style:family="paragraph" style:parent-style-name="Standard">
      <style:text-properties fo:font-variant="normal" fo:text-transform="none" fo:color="#222222" loext:opacity="100%" style:text-line-through-style="none" style:text-line-through-type="none" style:font-name="Trebuchet MS" fo:font-style="italic" style:text-underline-style="none" style:text-blinking="false" fo:background-color="transparent" style:font-style-asian="italic" style:font-style-complex="italic"/>
    </style:style>
    <style:style style:name="P8" style:family="paragraph" style:parent-style-name="Standard">
      <style:text-properties fo:font-variant="normal" fo:text-transform="none" fo:color="#222222" loext:opacity="100%" style:text-line-through-style="none" style:text-line-through-type="none" style:font-name="Trebuchet MS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variant="normal" fo:text-transform="none" fo:color="#222222" loext:opacity="100%" style:text-line-through-style="none" style:text-line-through-typ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weight-asian="bold" style:font-weight-complex="bold"/>
    </style:style>
    <style:style style:name="P1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paragraph-rsid="0016c31e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paragraph-rsid="001b203b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#ffffff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2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style:font-style-asian="italic" style:font-style-complex="italic"/>
    </style:style>
    <style:style style:name="P2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italic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</style:style>
    <style:style style:name="P26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</style:style>
    <style:style style:name="P27" style:family="paragraph" style:parent-style-name="Preformatted_20_Text">
      <loext:graphic-properties draw:fill="solid" draw:fill-color="#f7f7f7" draw:opacity="100%"/>
      <style:paragraph-properties fo:margin-top="0cm" fo:margin-bottom="0cm" style:contextual-spacing="false" fo:text-align="start" style:justify-single-word="false" fo:orphans="2" fo:widows="2" fo:background-color="#f7f7f7" fo:padding="0cm" fo:border="none"/>
    </style:style>
    <style:style style:name="P28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paragraph-rsid="001b203b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paragraph-rsid="001cb44f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paragraph-rsid="001cc5fe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italic" style:text-underline-style="none" fo:font-weight="normal" officeooo:paragraph-rsid="001b203b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variant="normal" fo:text-transform="none" fo:color="#222222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variant="normal" fo:text-transform="none" fo:color="#222222" loext:opacity="100%" style:text-line-through-style="none" style:text-line-through-type="none" style:font-name="Arial" fo:font-size="11pt" fo:letter-spacing="normal" fo:font-style="normal" style:text-underline-style="none" fo:font-weight="normal" style:text-blinking="false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variant="normal" fo:text-transform="none" fo:color="#222222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222222" loext:opacity="100%" style:text-line-through-style="none" style:text-line-through-type="none" style:font-name="Trebuchet MS" fo:font-size="14pt" fo:font-style="italic" style:text-underline-style="none" fo:font-weight="bold" style:text-blinking="false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variant="normal" fo:text-transform="none" fo:color="#183691" loext:opacity="100%" style:font-name="SFMono-Regular" fo:font-size="12pt" fo:letter-spacing="normal" fo:font-style="normal" fo:font-weight="normal"/>
    </style:style>
    <style:style style:name="T8" style:family="text">
      <style:text-properties fo:font-variant="normal" fo:text-transform="none" fo:color="#202124" loext:opacity="100%" fo:letter-spacing="normal"/>
    </style:style>
    <style:style style:name="T9" style:family="text">
      <style:text-properties fo:font-variant="normal" fo:text-transform="none" fo:color="#696969" loext:opacity="100%" style:font-name="SFMono-Regular" fo:font-size="12pt" fo:letter-spacing="normal" fo:font-style="normal" fo:font-weight="normal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fo:font-style="normal" fo:font-weight="normal"/>
    </style:style>
    <style:style style:name="T12" style:family="text">
      <style:text-properties style:font-name="Arial" fo:font-size="11pt" fo:font-style="normal" fo:font-weight="normal" fo:background-color="#ffff00" loext:char-shading-value="0" style:font-size-asian="12pt" style:font-weight-asian="normal" style:font-size-complex="12pt" style:font-weight-complex="normal"/>
    </style:style>
    <style:style style:name="T13" style:family="text">
      <style:text-properties style:font-name="Arial" fo:background-color="transparent" loext:char-shading-value="0"/>
    </style:style>
    <style:style style:name="T14" style:family="text">
      <style:text-properties style:font-name="Arial" fo:letter-spacing="normal" officeooo:rsid="0016c31e" fo:background-color="transparent" loext:char-shading-value="0" style:font-size-asian="14pt" style:font-weight-asian="bold" style:font-size-complex="14pt" style:font-weight-complex="bold"/>
    </style:style>
    <style:style style:name="T15" style:family="text">
      <style:text-properties style:font-name="Arial" fo:letter-spacing="normal" officeooo:rsid="001b203b" fo:background-color="transparent" loext:char-shading-value="0" style:font-size-asian="14pt" style:font-weight-asian="bold" style:font-size-complex="14pt" style:font-weight-complex="bold"/>
    </style:style>
    <style:style style:name="T16" style:family="text">
      <style:text-properties style:font-name="Arial" fo:letter-spacing="normal" officeooo:rsid="001cb44f" fo:background-color="transparent" loext:char-shading-value="0" style:font-size-asian="14pt" style:font-weight-asian="bold" style:font-size-complex="14pt" style:font-weight-complex="bold"/>
    </style:style>
    <style:style style:name="T17" style:family="text">
      <style:text-properties style:font-name="Arial" fo:letter-spacing="normal" officeooo:rsid="001cc5fe" fo:background-color="transparent" loext:char-shading-value="0" style:font-size-asian="14pt" style:font-weight-asian="bold" style:font-size-complex="14pt" style:font-weight-complex="bold"/>
    </style:style>
    <style:style style:name="T18" style:family="text">
      <style:text-properties style:font-name="Arial" fo:letter-spacing="normal" officeooo:rsid="001b203b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style:font-name="Arial" fo:letter-spacing="normal" fo:font-style="normal" officeooo:rsid="001b203b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style:font-name="Arial" fo:letter-spacing="normal" fo:font-style="italic" officeooo:rsid="001b203b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21" style:family="text">
      <style:text-properties style:font-name="Arial" fo:letter-spacing="normal" fo:font-style="italic" officeooo:rsid="001b203b" fo:background-color="transparent" loext:char-shading-value="0" style:font-size-asian="14pt" style:font-weight-asian="bold" style:font-size-complex="14pt" style:font-weight-complex="bold"/>
    </style:style>
    <style:style style:name="T22" style:family="text">
      <style:text-properties style:font-name="Arial" fo:letter-spacing="normal" fo:font-style="italic" officeooo:rsid="0016c31e" fo:background-color="transparent" loext:char-shading-value="0" style:font-size-asian="14pt" style:font-weight-asian="bold" style:font-size-complex="14pt" style:font-weight-complex="bold"/>
    </style:style>
    <style:style style:name="T23" style:family="text">
      <style:text-properties style:font-name="Arial" fo:font-size="16pt" fo:letter-spacing="normal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 style:font-weight-complex="bold"/>
    </style:style>
    <style:style style:name="T24" style:family="text">
      <style:text-properties style:font-name="Arial" fo:font-size="16pt" fo:letter-spacing="normal" style:text-underline-style="solid" style:text-underline-width="auto" style:text-underline-color="font-color" fo:font-weight="bold" officeooo:rsid="0016c31e" fo:background-color="transparent" loext:char-shading-value="0" style:font-size-asian="16pt" style:font-weight-asian="bold" style:font-size-complex="16pt" style:font-weight-complex="bold"/>
    </style:style>
    <style:style style:name="T25" style:family="text">
      <style:text-properties style:font-name="Trebuchet MS"/>
    </style:style>
    <style:style style:name="T26" style:family="text">
      <style:text-properties fo:color="#202124" loext:opacity="100%" style:font-name="SFMono-Regular" fo:font-size="12pt" fo:letter-spacing="normal"/>
    </style:style>
    <style:style style:name="T27" style:family="text">
      <style:text-properties fo:color="#183691" loext:opacity="100%" style:font-name="SFMono-Regular" fo:font-size="12pt" fo:letter-spacing="normal"/>
    </style:style>
    <style:style style:name="T28" style:family="text">
      <style:text-properties fo:color="#385d34" loext:opacity="100%" style:font-name="SFMono-Regular" fo:font-size="12pt" fo:letter-spacing="normal"/>
    </style:style>
    <style:style style:name="T29" style:family="text">
      <style:text-properties fo:color="#a71d5d" loext:opacity="100%" style:font-name="SFMono-Regular" fo:font-size="12pt" fo:letter-spacing="normal"/>
    </style:style>
    <style:style style:name="T30" style:family="text">
      <style:text-properties fo:color="#9f1c59" loext:opacity="100%" style:font-name="SFMono-Regular" fo:font-size="12pt" fo:letter-spacing="normal"/>
    </style:style>
    <style:style style:name="T31" style:family="text">
      <style:text-properties fo:letter-spacing="normal" officeooo:rsid="001b203b" fo:background-color="transparent" loext:char-shading-value="0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y CSS Cheat sheet – Images</text:p>
      <text:p text:style-name="P1"/>
      <text:p text:style-name="P3">The road so far...</text:p>
      <text:p text:style-name="P1">Continuing with my CSS Cheat sheets series of coding notes I have gone from how to select an element and position it, onto how to style text and now I am moving on to the more visual styling components like images.</text:p>
      <text:p text:style-name="P1"/>
      <text:p text:style-name="P1">Everything covered so far has looked at using images for backgrounds or bullet points so this cheat sheet is covering how to manipulate images when used as multimedia elements.</text:p>
      <text:p text:style-name="P1"/>
      <text:p text:style-name="P1">The way this is done is by using filters <text:span text:style-name="T5">to apply graphical effect (</text:span>which can also be used on backgrounds and borders but mainly on images), or by clipping the image.</text:p>
      <text:p text:style-name="P3"/>
      <text:p text:style-name="P9">Filters...</text:p>
      <text:p text:style-name="P9"/>
      <text:p text:style-name="P24">[CODEBOX]</text:p>
      <text:p text:style-name="P8">filter:function(value);</text:p>
      <text:p text:style-name="P7"/>
      <text:p text:style-name="P6">url()</text:p>
      <text:p text:style-name="P6">blur()</text:p>
      <text:p text:style-name="P6">brightness()</text:p>
      <text:p text:style-name="P6">contrast()</text:p>
      <text:p text:style-name="P6">drop-shadow()</text:p>
      <text:p text:style-name="P6">grayscale()</text:p>
      <text:p text:style-name="P6">hue-rotate()</text:p>
      <text:p text:style-name="P6">invert()</text:p>
      <text:p text:style-name="P6">saturate()</text:p>
      <text:p text:style-name="P6">opacity()</text:p>
      <text:p text:style-name="P6">sepia()</text:p>
      <text:p text:style-name="P4"/>
      <text:p text:style-name="P4"/>
      <text:p text:style-name="P21">url()</text:p>
      <text:p text:style-name="P12">...is used to reference a SVG filter</text:p>
      <text:p text:style-name="P5"/>
      <text:p text:style-name="P24">[CODEBOX]</text:p>
      <text:p text:style-name="P22">.img_box {</text:p>
      <text:p text:style-name="P25"><text:span text:style-name="T1"><text:s/></text:span><text:span text:style-name="T2">filter: url(resource.svg#elementID)</text:span></text:p>
      <text:p text:style-name="P12">}</text:p>
      <text:p text:style-name="P5"/>
      <text:p text:style-name="P21">blur()</text:p>
      <text:p text:style-name="P12">...applies Gaussian blur (does not accept percentages as value)</text:p>
      <text:p text:style-name="P12"/>
      <text:p text:style-name="P15">[CODEBOX]</text:p>
      <text:p text:style-name="P12">img {</text:p>
      <text:p text:style-name="P12">filter: blur(5px);</text:p>
      <text:p text:style-name="P12"><text:soft-page-break/>}</text:p>
      <text:p text:style-name="P5"/>
      <text:p text:style-name="P21">brightness()</text:p>
      <text:p text:style-name="P12">...as it sounds (0% = black and 100% is unchanged – can also go above 100%!)</text:p>
      <text:p text:style-name="P12"/>
      <text:p text:style-name="P15">[CODEBOX]</text:p>
      <text:p text:style-name="P12">img {</text:p>
      <text:p text:style-name="P12">filter: brightness(0.5);</text:p>
      <text:p text:style-name="P12">}</text:p>
      <text:p text:style-name="P12"/>
      <text:p text:style-name="P21">contrast()</text:p>
      <text:p text:style-name="P12">...as it sounds (0% = gray and 100% is unchanged – and can go above 100%!)</text:p>
      <text:p text:style-name="P15">[CODEBOX]</text:p>
      <text:p text:style-name="P13">img {</text:p>
      <text:p text:style-name="P25"><text:span text:style-name="T1"><text:s/></text:span><text:span text:style-name="T2">filter: contrast(200%);</text:span></text:p>
      <text:p text:style-name="P12">}</text:p>
      <text:p text:style-name="P5"/>
      <text:p text:style-name="P21">drop-shadow() </text:p>
      <text:p text:style-name="P25"><text:span text:style-name="T1"><text:s/>...a</text:span><text:span text:style-name="T2">pplies a drop-shadow effect to the input image</text:span></text:p>
      <text:p text:style-name="P5"/>
      <text:p text:style-name="P15">[CODEBOX]</text:p>
      <text:p text:style-name="P13">img {</text:p>
      <text:p text:style-name="P23">/*filter: drop-shadow(offset-x offset-y blur-radius color);*/</text:p>
      <text:p text:style-name="P12">filter: drop-shadow(5px 5px 2px black); </text:p>
      <text:p text:style-name="P12">}</text:p>
      <text:p text:style-name="P5"/>
      <text:p text:style-name="P21">grayscale()</text:p>
      <text:p text:style-name="P12">...converts image to greyscale (0% is unchanged and 100% is completely greyscale)</text:p>
      <text:p text:style-name="P12"/>
      <text:p text:style-name="P15">[CODEBOX]</text:p>
      <text:p text:style-name="P13">img {</text:p>
      <text:p text:style-name="P25"><text:span text:style-name="T1"><text:s/></text:span><text:span text:style-name="T2">filter: grayscale(50%);</text:span></text:p>
      <text:p text:style-name="P12">}</text:p>
      <text:p text:style-name="P5"/>
      <text:p text:style-name="P21">hue-rotate()</text:p>
      <text:p text:style-name="P12">...applies hue-rotation to the image (different colour on colour wheel)</text:p>
      <text:p text:style-name="P5"/>
      <text:p text:style-name="P15">[CODEBOX]</text:p>
      <text:p text:style-name="P13">img {</text:p>
      <text:p text:style-name="P12">filter: hue-rotate(90deg);</text:p>
      <text:p text:style-name="P12">}</text:p>
      <text:p text:style-name="P5"><text:soft-page-break/></text:p>
      <text:p text:style-name="P21">invert()</text:p>
      <text:p text:style-name="P12">...inverts the colours (100% is opposite colour on wheel and 0% is unchanged)</text:p>
      <text:p text:style-name="P5"/>
      <text:p text:style-name="P15">[CODEBOX]</text:p>
      <text:p text:style-name="P13">img {</text:p>
      <text:p text:style-name="P12">filter: invert(33%);</text:p>
      <text:p text:style-name="P12">}</text:p>
      <text:p text:style-name="P12"/>
      <text:p text:style-name="P21">opacity()</text:p>
      <text:p text:style-name="P12">...changes “see-throughness“ (0% is completely transparent and 100% is unchanged)</text:p>
      <text:p text:style-name="P12"/>
      <text:p text:style-name="P15">[CODEBOX]</text:p>
      <text:p text:style-name="P13">img {</text:p>
      <text:p text:style-name="P12">filter: opacity(50%);</text:p>
      <text:p text:style-name="P12">}</text:p>
      <text:p text:style-name="P5"/>
      <text:p text:style-name="P21">saturate()</text:p>
      <text:p text:style-name="P12">... saturates the input image (0% is unsaturated and 100% is unchanged and can over-saturate by going over 100%)</text:p>
      <text:p text:style-name="P5"/>
      <text:p text:style-name="P15">[CODEBOX]</text:p>
      <text:p text:style-name="P13">img {</text:p>
      <text:p text:style-name="P12">filter: saturate(200%);</text:p>
      <text:p text:style-name="P12">}</text:p>
      <text:p text:style-name="P5"/>
      <text:p text:style-name="P21">sepia()</text:p>
      <text:p text:style-name="P14">...converts image to sepia colouration (0% is unchanged and goes to100% )</text:p>
      <text:p text:style-name="P15">[CODEBOX]</text:p>
      <text:p text:style-name="P13">img {</text:p>
      <text:p text:style-name="P12">filter: sepia(20%);</text:p>
      <text:p text:style-name="P14">}</text:p>
      <text:p text:style-name="P12"/>
      <text:p text:style-name="P12">Filters can be combined:</text:p>
      <text:p text:style-name="P15">[CODEBOX]</text:p>
      <text:p text:style-name="P13">img {</text:p>
      <text:p text:style-name="P12">filter: contrast (175%) brightness (75%);</text:p>
      <text:p text:style-name="P12">}</text:p>
      <text:p text:style-name="P1"/>
      <text:p text:style-name="P9">Clipping...</text:p>
      <text:p text:style-name="P9"/>
      <text:p text:style-name="P12"><text:soft-page-break/>The property creates a clipping region that sets what part of an element should be shown (parts that are inside the region are shown, while those outside are hidden)</text:p>
      <text:p text:style-name="P12"/>
      <text:p text:style-name="P15">[CODEBOX]</text:p>
      <text:p text:style-name="P20">img {</text:p>
      <text:p text:style-name="P12"><text:span text:style-name="Source_20_Text"><text:span text:style-name="T10">clip-path: padding-box;</text:span></text:span></text:p>
      <text:p text:style-name="P12">}</text:p>
      <text:p text:style-name="P12"/>
      <text:p text:style-name="P12">Box values can be: </text:p>
      <text:p text:style-name="P12">margin-box [example box]</text:p>
      <text:p text:style-name="P12">border-box [example box]</text:p>
      <text:p text:style-name="P12">padding-box [example box]</text:p>
      <text:p text:style-name="P12">content-box [example box]</text:p>
      <text:p text:style-name="P12">fill-box [example box]</text:p>
      <text:p text:style-name="P12">stroke-box [example box]</text:p>
      <text:p text:style-name="P12">view-box [example box]</text:p>
      <text:p text:style-name="P12"/>
      <text:p text:style-name="P12">or:</text:p>
      <text:p text:style-name="P12">inset()</text:p>
      <text:p text:style-name="P12">circle()</text:p>
      <text:p text:style-name="P12">ellipse()</text:p>
      <text:p text:style-name="P12">polygon() </text:p>
      <text:p text:style-name="P12">path()</text:p>
      <text:p text:style-name="P12"/>
      <text:p text:style-name="P21">inset</text:p>
      <text:p text:style-name="P15">[CODEBOX]</text:p>
      <text:p text:style-name="P20">img {</text:p>
      <text:p text:style-name="P12"><text:span text:style-name="Source_20_Text"><text:span text:style-name="T10">clip-path: inset(100px 50px);</text:span></text:span></text:p>
      <text:p text:style-name="P12">}</text:p>
      <text:p text:style-name="P12">[example box]</text:p>
      <text:p text:style-name="P12"/>
      <text:p text:style-name="P21">circle</text:p>
      <text:p text:style-name="P15">[CODEBOX]</text:p>
      <text:p text:style-name="P20">img {</text:p>
      <text:p text:style-name="P12"><text:span text:style-name="Source_20_Text"><text:span text:style-name="T10">clip-path: circel(50px at 0 100px);</text:span></text:span></text:p>
      <text:p text:style-name="P12">}</text:p>
      <text:p text:style-name="P12">[example box]</text:p>
      <text:p text:style-name="P12"/>
      <text:p text:style-name="P21">ellipse</text:p>
      <text:p text:style-name="P15">[CODEBOX]</text:p>
      <text:p text:style-name="P20">img {</text:p>
      <text:p text:style-name="P12"><text:span text:style-name="Source_20_Text"><text:span text:style-name="T10">clip-path: ellipse(50px 60px at 0 10% 20%);</text:span></text:span></text:p>
      <text:p text:style-name="P12"><text:soft-page-break/>}</text:p>
      <text:p text:style-name="P12">[example box]</text:p>
      <text:p text:style-name="P21">polygon</text:p>
      <text:p text:style-name="P15">[CODEBOX]</text:p>
      <text:p text:style-name="P20">img {</text:p>
      <text:p text:style-name="P12"><text:span text:style-name="Source_20_Text"><text:span text:style-name="T10">clip-path: polygon(50% 0%, 100% 50%, 50% 100%, 0% 50%);</text:span></text:span></text:p>
      <text:p text:style-name="P12">}</text:p>
      <text:p text:style-name="P12">[example box]</text:p>
      <text:p text:style-name="P12"/>
      <text:p text:style-name="P12">Check out the amazing <text:s/><text:a xlink:type="simple" xlink:href="https://bennettfeely.com/clippy/" text:style-name="Internet_20_link" text:visited-style-name="Visited_20_Internet_20_Link">https://bennettfeely.com/clippy/</text:a> to make life so much easier</text:p>
      <text:p text:style-name="P12"/>
      <text:p text:style-name="P21">polygon</text:p>
      <text:p text:style-name="P15">[CODEBOX]</text:p>
      <text:p text:style-name="P20">img {</text:p>
      <text:p text:style-name="P12"><text:span text:style-name="Source_20_Text"><text:span text:style-name="T10">clip-path: path(path('M0.5,1 C0.5,1,0,0.7,0,0.3 A0.25,0.25,1,1,1,0.5,0.3 A0.25,0.25,1,1,1,1,0.3 C1,0.7,0.5,1,0.5,1 Z'););</text:span></text:span></text:p>
      <text:p text:style-name="P12">}</text:p>
      <text:p text:style-name="P12">[example box]</text:p>
      <text:p text:style-name="P12"/>
      <text:p text:style-name="P12">and combos too like...</text:p>
      <text:p text:style-name="P12"/>
      <text:p text:style-name="P15">[CODEBOX]</text:p>
      <text:p text:style-name="P25"><text:span text:style-name="Source_20_Text"><text:span text:style-name="T2">clip-path: padding-box circle(50px at 0 100px);</text:span></text:span></text:p>
      <text:p text:style-name="P25"><text:span text:style-name="Source_20_Text"><text:span text:style-name="T2"/></text:span></text:p>
      <text:p text:style-name="P25"><text:span text:style-name="Source_20_Text"><text:span text:style-name="T2">Don't forget about inherit, initial and unset</text:span></text:span></text:p>
      <text:p text:style-name="P25"><text:span text:style-name="Source_20_Text"><text:span text:style-name="T2"/></text:span></text:p>
      <text:p text:style-name="P11"><text:span text:style-name="Source_20_Text"><text:span text:style-name="T25">Mask...</text:span></text:span></text:p>
      <text:p text:style-name="P26"><text:span text:style-name="Source_20_Text"><text:span text:style-name="T3">Where clips are paths, Masks are images.</text:span></text:span></text:p>
      <text:p text:style-name="P26"><text:span text:style-name="Source_20_Text"><text:span text:style-name="T3">Masking </text:span></text:span><text:span text:style-name="Source_20_Text"><text:span text:style-name="T4">gives you the option of using an image (or SVG ir gradiant) as a mask layer. </text:span></text:span><text:span text:style-name="Source_20_Text"><text:span text:style-name="T3"> </text:span></text:span></text:p>
      <text:p text:style-name="P26"><text:span text:style-name="Source_20_Text"><text:span text:style-name="T3">When you use clip-path the cliped area becomes invisible. If you want to instead change opacity or apply a different effect then use mask instead.</text:span></text:span></text:p>
      <text:p text:style-name="P26"><text:span text:style-name="Source_20_Text"><text:span text:style-name="T3"/></text:span></text:p>
      <text:p text:style-name="P26"><text:a xlink:type="simple" xlink:href="https://web.dev/css-masking/" text:style-name="Internet_20_link" text:visited-style-name="Visited_20_Internet_20_Link"><text:span text:style-name="Source_20_Text">https://web.dev/css-masking/</text:span></text:a><text:span text:style-name="Source_20_Text"><text:span text:style-name="T3"> </text:span></text:span></text:p>
      <text:p text:style-name="P15"><text:span text:style-name="Source_20_Text"><text:span text:style-name="T12"/></text:span></text:p>
      <text:p text:style-name="P15"><text:span text:style-name="Source_20_Text"><text:span text:style-name="T13">NOTE: Masking not fully supported and webkit may be needed</text:span></text:span></text:p>
      <text:p text:style-name="P15"/>
      <text:p text:style-name="P16"><text:span text:style-name="Source_20_Text"><text:span text:style-name="T27">@supports(</text:span></text:span><text:span text:style-name="Source_20_Text"><text:span text:style-name="T28">-webkit-mask-image</text:span></text:span><text:span text:style-name="Source_20_Text"><text:span text:style-name="T27">: </text:span></text:span><text:span text:style-name="Source_20_Text"><text:span text:style-name="T29">url</text:span></text:span><text:span text:style-name="Source_20_Text"><text:span text:style-name="T27">(</text:span></text:span><text:span text:style-name="Source_20_Text"><text:span text:style-name="T29">#mask</text:span></text:span><text:span text:style-name="Source_20_Text"><text:span text:style-name="T27">)) </text:span></text:span><text:span text:style-name="Source_20_Text"><text:span text:style-name="T30">or</text:span></text:span><text:span text:style-name="Source_20_Text"><text:span text:style-name="T27"> (</text:span></text:span><text:span text:style-name="Source_20_Text"><text:span text:style-name="T28">mask-image</text:span></text:span><text:span text:style-name="Source_20_Text"><text:span text:style-name="T27">: </text:span></text:span><text:span text:style-name="Source_20_Text"><text:span text:style-name="T29">url</text:span></text:span><text:span text:style-name="Source_20_Text"><text:span text:style-name="T27">(</text:span></text:span><text:span text:style-name="Source_20_Text"><text:span text:style-name="T29">#mask</text:span></text:span><text:span text:style-name="Source_20_Text"><text:span text:style-name="T27">))</text:span></text:span><text:span text:style-name="Source_20_Text"><text:span text:style-name="T26"> </text:span></text:span><text:span text:style-name="Source_20_Text"><text:span text:style-name="T27">{</text:span></text:span></text:p>
      <text:p text:style-name="P27"><text:span text:style-name="Source_20_Text"><text:span text:style-name="T8"><text:s text:c="2"/></text:span></text:span><text:span text:style-name="Source_20_Text"><text:span text:style-name="T9">/* code that requires mask-image here. */</text:span></text:span></text:p>
      <text:p text:style-name="P27"><text:span text:style-name="Source_20_Text"><text:span text:style-name="T7">}</text:span></text:span></text:p>
      <text:p text:style-name="P15"/>
      <text:p text:style-name="P26"><text:span text:style-name="Source_20_Text"><text:span text:style-name="T3">Mask Image example...</text:span></text:span></text:p>
      <text:p text:style-name="P26"><text:soft-page-break/><text:span text:style-name="Source_20_Text"><text:span text:style-name="T3"/></text:span></text:p>
      <text:p text:style-name="P26"><text:span text:style-name="Source_20_Text"><text:span text:style-name="T3">Mask gradient example...</text:span></text:span></text:p>
      <text:p text:style-name="P17"><text:span text:style-name="Source_20_Text"><text:span text:style-name="T23"/></text:span></text:p>
      <text:p text:style-name="P18"><text:span text:style-name="Source_20_Text"><text:span text:style-name="T24">css image()</text:span></text:span></text:p>
      <text:p text:style-name="P18"><text:span text:style-name="Source_20_Text"><text:span text:style-name="T14">...similar <text:s/>to the url() function, but with some additions</text:span></text:span></text:p>
      <text:p text:style-name="P18"><text:span text:style-name="Source_20_Text"><text:span text:style-name="T14"/></text:span></text:p>
      <text:p text:style-name="P18"><text:span text:style-name="Source_20_Text"><text:span text:style-name="T14">- specifying the image's directionality, </text:span></text:span></text:p>
      <text:p text:style-name="P18"><text:span text:style-name="Source_20_Text"><text:span text:style-name="T14">- displaying just a part of that image defined by a media fragment</text:span></text:span></text:p>
      <text:p text:style-name="P18"><text:span text:style-name="Source_20_Text"><text:span text:style-name="T14">- specifying a solid color as a fallback</text:span></text:span></text:p>
      <text:p text:style-name="P18"><text:span text:style-name="Source_20_Text"><text:span text:style-name="T14"/></text:span></text:p>
      <text:p text:style-name="P18"><text:span text:style-name="Source_20_Text"><text:span text:style-name="T14">The image() function can accept three optional values:</text:span></text:span></text:p>
      <text:p text:style-name="P18"><text:span text:style-name="Source_20_Text"><text:span text:style-name="T14"/></text:span></text:p>
      <text:p text:style-name="P18"><text:span text:style-name="Source_20_Text"><text:span text:style-name="T14">A tag for image directionality (either ltr or rtl)</text:span></text:span></text:p>
      <text:p text:style-name="P18"><text:span text:style-name="Source_20_Text"><text:span text:style-name="T14">An image source</text:span></text:span></text:p>
      <text:p text:style-name="P18"><text:span text:style-name="Source_20_Text"><text:span text:style-name="T14">A color</text:span></text:span></text:p>
      <text:p text:style-name="P18"><text:span text:style-name="Source_20_Text"><text:span text:style-name="T14"/></text:span></text:p>
      <text:p text:style-name="P18"><text:span text:style-name="Source_20_Text"><text:span text:style-name="T22">.img {</text:span></text:span></text:p>
      <text:p text:style-name="P18"><text:span text:style-name="Source_20_Text"><text:span text:style-name="T22"><text:s text:c="2"/>background-image: image("images/my-image.webp");</text:span></text:span></text:p>
      <text:p text:style-name="P18"><text:span text:style-name="Source_20_Text"><text:span text:style-name="T22">}</text:span></text:span></text:p>
      <text:p text:style-name="P18"><text:span text:style-name="Source_20_Text"><text:span text:style-name="T14"/></text:span></text:p>
      <text:p text:style-name="P19"><text:span text:style-name="Source_20_Text"><text:span text:style-name="T15">Image Fragements:</text:span></text:span></text:p>
      <text:p text:style-name="P19"><text:span text:style-name="Source_20_Text"><text:span text:style-name="T15"/></text:span></text:p>
      <text:p text:style-name="P19"><text:span text:style-name="Source_20_Text"><text:span text:style-name="T15">When we provide the URL for the image, portion of the image rather than the entire thing.</text:span></text:span></text:p>
      <text:p text:style-name="P19"><text:span text:style-name="Source_20_Text"><text:span text:style-name="T15"/></text:span></text:p>
      <text:p text:style-name="P19"><text:span text:style-name="Source_20_Text"><text:span text:style-name="T15">We do this by supplying an x and y coordinate (the starting point), followed by a width and height.</text:span></text:span></text:p>
      <text:p text:style-name="P19"><text:span text:style-name="Source_20_Text"><text:span text:style-name="T15"/></text:span></text:p>
      <text:p text:style-name="P19"><text:span text:style-name="Source_20_Text"><text:span text:style-name="T15">We do this by appending the information after the URL with a #xywh= followed by the values we want to use for the starting coordinates, width, and height.</text:span></text:span></text:p>
      <text:p text:style-name="P19"><text:span text:style-name="Source_20_Text"><text:span text:style-name="T20"/></text:span></text:p>
      <text:p text:style-name="P19"><text:span text:style-name="Source_20_Text"><text:span text:style-name="T21">.hero {</text:span></text:span></text:p>
      <text:p text:style-name="P19"><text:span text:style-name="Source_20_Text"><text:span text:style-name="T21"><text:s text:c="2"/>background-image: image("images/my-image.jpg#xywh=150,50,500,300");</text:span></text:span></text:p>
      <text:p text:style-name="P19"><text:span text:style-name="Source_20_Text"><text:span text:style-name="T21">}</text:span></text:span></text:p>
      <text:p text:style-name="P19"><text:span text:style-name="Source_20_Text"><text:span text:style-name="T19"/></text:span></text:p>
      <text:p text:style-name="P19"><text:span text:style-name="Source_20_Text"><text:span text:style-name="T18">When we define the fragment, the default units used are pixels, but we can explicitly tell the browser to use percentages instead by including percent: before the coordinates.</text:span></text:span></text:p>
      <text:p text:style-name="P19"><text:span text:style-name="Source_20_Text"><text:span text:style-name="T21"/></text:span></text:p>
      <text:p text:style-name="P19"><text:span text:style-name="Source_20_Text"><text:span text:style-name="T21">.percentage-based-fragment {</text:span></text:span></text:p>
      <text:p text:style-name="P19"><text:span text:style-name="Source_20_Text"><text:span text:style-name="T21"><text:s text:c="2"/>background-image: image("images/my-image.jpg#xywh=percent:10,10,70,80");</text:span></text:span></text:p>
      <text:p text:style-name="P19"><text:span text:style-name="Source_20_Text"><text:span text:style-name="T21">} //show 70% of the total width and 80% of the total height of the original image, starting 10% across and 10% down</text:span></text:span></text:p>
      <text:p text:style-name="P19"><text:span text:style-name="Source_20_Text"><text:span text:style-name="T21"/></text:span></text:p>
      <text:p text:style-name="P29"><text:soft-page-break/><text:span text:style-name="Source_20_Text"><text:span text:style-name="T16">Directionality</text:span></text:span><text:span text:style-name="Source_20_Text"><text:span text:style-name="T15">:</text:span></text:span></text:p>
      <text:p text:style-name="P29"><text:span text:style-name="Source_20_Text"><text:span text:style-name="T15"/></text:span></text:p>
      <text:p text:style-name="P29"><text:span text:style-name="Source_20_Text"><text:span text:style-name="T16">This feature is useful when using directional images or icons by setting ltr or rtl for left-to-right or right-to-left.</text:span></text:span></text:p>
      <text:p text:style-name="P19"/>
      <text:p text:style-name="P31">arrow-list {</text:p>
      <text:p text:style-name="P31"><text:s text:c="2"/>list-style-image: image(ltr 'arrow.png');</text:p>
      <text:p text:style-name="P31">}</text:p>
      <text:p text:style-name="P31"/>
      <text:p text:style-name="P31"/>
      <text:p text:style-name="P30"><text:span text:style-name="Source_20_Text"><text:span text:style-name="T15">Fallbac</text:span></text:span><text:span text:style-name="Source_20_Text"><text:span text:style-name="T17">k</text:span></text:span><text:span text:style-name="Source_20_Text"><text:span text:style-name="T15">:</text:span></text:span></text:p>
      <text:p text:style-name="P19"/>
      <text:p text:style-name="P30"><text:span text:style-name="Source_20_Text"><text:span text:style-name="T15">Tin</text:span></text:span><text:span text:style-name="Source_20_Text"><text:span text:style-name="T17">t</text:span></text:span><text:span text:style-name="Source_20_Text"><text:span text:style-name="T15">:</text:span></text:span></text:p>
      <text:p text:style-name="P30"><text:span text:style-name="Source_20_Text"><text:span text:style-name="T15"/></text:span></text:p>
      <text:p text:style-name="P30"><text:span text:style-name="Source_20_Text"><text:span text:style-name="T15"/></text:span></text:p>
      <text:p text:style-name="P18"><text:a xlink:type="simple" xlink:href="https://developer.mozilla.org/en-US/docs/Web/CSS/image/image" text:style-name="Internet_20_link" text:visited-style-name="Visited_20_Internet_20_Link"><text:span text:style-name="Source_20_Text"><text:span text:style-name="T14">https://developer.mozilla.org/en-US/docs/Web/CSS/image/image</text:span></text:span></text:a></text:p>
      <text:p text:style-name="P18"><text:a xlink:type="simple" xlink:href="https://12daysofweb.dev/2022/css-image/?utm_source=12daysofweb&amp;utm_medium=email" text:style-name="Internet_20_link" text:visited-style-name="Visited_20_Internet_20_Link"><text:span text:style-name="Source_20_Text"><text:span text:style-name="T14">https://12daysofweb.dev/2022/css-image/?utm_source=12daysofweb&amp;utm_medium=email</text:span></text:span></text:a></text:p>
      <text:p text:style-name="P18"><text:span text:style-name="Source_20_Text"><text:span text:style-name="T14"/></text:span></text:p>
      <text:p text:style-name="P18"><text:span text:style-name="Source_20_Text"><text:span text:style-name="T14"/></text:span></text:p>
      <text:p text:style-name="P26"><text:span text:style-name="Source_20_Text"><text:span text:style-name="T25">Tips and Tricks...</text:span></text:span></text:p>
      <text:p text:style-name="P26"><text:span text:style-name="Source_20_Text"><text:span text:style-name="T25">LAZY LOADING:</text:span></text:span></text:p>
      <text:p text:style-name="P26"><text:a xlink:type="simple" xlink:href="https://web.dev/browser-level-image-lazy-loading/" text:style-name="Internet_20_link" text:visited-style-name="Visited_20_Internet_20_Link"><text:span text:style-name="Source_20_Text"><text:span text:style-name="T25">https://web.dev/browser-level-image-lazy-loading/</text:span></text:span></text:a><text:span text:style-name="Source_20_Text"><text:span text:style-name="T25"> </text:span></text:span></text:p>
      <text:p text:style-name="P26"><text:span text:style-name="Source_20_Text"><text:span text:style-name="T25"/></text:span></text:p>
      <text:p text:style-name="P10"><text:span text:style-name="Source_20_Text"><text:span text:style-name="T11">There can also be a sitation where the image doesn't load and while there is the alt text there is a more stylish way of handling images with broken links</text:span></text:span></text:p>
      <text:p text:style-name="P15"><text:span text:style-name="Source_20_Text"><text:span text:style-name="T10">[CODEBOX]</text:span></text:span></text:p>
      <text:p text:style-name="P15"><text:span text:style-name="Source_20_Text"><text:span text:style-name="T12"/></text:span></text:p>
      <text:p text:style-name="P26"><text:span text:style-name="Source_20_Text"><text:span text:style-name="T6">Made by me...</text:span></text:span></text:p>
      <text:p text:style-name="P25"><text:span text:style-name="Source_20_Text"><text:span text:style-name="T2">This project in one in my expanding collection of css cheat sheets I've created on my journey towards becoming a frontend developer. You might also like to see my other creations (there is some sort of method to the madness):</text:span></text:span></text:p>
      <text:p text:style-name="P25"><text:span text:style-name="Source_20_Text"><text:span text:style-name="T2">Cascade and Inheritance</text:span></text:span></text:p>
      <text:p text:style-name="P25"><text:span text:style-name="Source_20_Text"><text:span text:style-name="T2">Box Model</text:span></text:span></text:p>
      <text:p text:style-name="P25"><text:span text:style-name="Source_20_Text"><text:span text:style-name="T2">Units &amp; Values</text:span></text:span></text:p>
      <text:p text:style-name="P25"><text:span text:style-name="Source_20_Text"><text:span text:style-name="T2">Selectors</text:span></text:span></text:p>
      <text:p text:style-name="P25"><text:span text:style-name="Source_20_Text"><text:span text:style-name="T2">Display &amp; Positioning</text:span></text:span></text:p>
      <text:p text:style-name="P25"><text:span text:style-name="Source_20_Text"><text:span text:style-name="T2">Flex</text:span></text:span></text:p>
      <text:p text:style-name="P25"><text:span text:style-name="Source_20_Text"><text:span text:style-name="T2">Grid</text:span></text:span></text:p>
      <text:p text:style-name="P25"><text:span text:style-name="Source_20_Text"><text:span text:style-name="T2">Backgrounds</text:span></text:span></text:p>
      <text:p text:style-name="P25"><text:span text:style-name="Source_20_Text"><text:span text:style-name="T2">Text &amp; Fonts</text:span></text:span></text:p>
      <text:p text:style-name="P25"><text:span text:style-name="Source_20_Text"><text:span text:style-name="T2">Lists &amp; Links</text:span></text:span></text:p>
      <text:p text:style-name="P25"><text:soft-page-break/><text:span text:style-name="Source_20_Text"><text:span text:style-name="T2"/></text:span></text:p>
      <text:p text:style-name="P25"><text:span text:style-name="Source_20_Text"><text:span text:style-name="T2">I am</text:span></text:span></text:p>
      <text:p text:style-name="P25"><text:span text:style-name="Source_20_Text"><text:span text:style-name="T2">MazOnTheMoon (Mary Ronan)</text:span></text:span></text:p>
      <text:p text:style-name="P25"><text:span text:style-name="Source_20_Text"><text:span text:style-name="T2">[Github]</text:span></text:span></text:p>
      <text:p text:style-name="P25"><text:span text:style-name="Source_20_Text"><text:span text:style-name="T2">[CodePen]</text:span></text:span></text:p>
      <text:p text:style-name="P25"><text:span text:style-name="Source_20_Text"><text:span text:style-name="T2">[Linkedin]</text:span></text:span></text:p>
      <text:p text:style-name="P25"><text:span text:style-name="Source_20_Text"><text:span text:style-name="T2">[Wordpress]</text:span>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FMono-Regular" svg:font-family="SFMono-Regular, Consolas, 'Liberation Mono', Menlo, monospac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IE" style:letter-kerning="true" style:font-name-asian="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IE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y Ronan</meta:initial-creator>
    <meta:creation-date>2021-05-26T15:02:23.25</meta:creation-date>
    <meta:generator>LibreOffice/7.3.7.2$Linux_X86_64 LibreOffice_project/30$Build-2</meta:generator>
    <dc:date>2023-04-21T15:52:22.227050093</dc:date>
    <meta:editing-duration>PT2H42M11S</meta:editing-duration>
    <meta:editing-cycles>31</meta:editing-cycles>
    <meta:document-statistic meta:table-count="0" meta:image-count="0" meta:object-count="0" meta:page-count="8" meta:paragraph-count="212" meta:word-count="925" meta:character-count="6099" meta:non-whitespace-character-count="5358"/>
  </office:meta>
</office:document-meta>
</file>